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style:font-name-complex="標楷體" fo:color="#000000" fo:font-size="11pt" style:font-size-asian="11pt" style:font-size-complex="11pt"/>
    </style:style>
    <style:style style:name="T3" style:parent-style-name="預設段落字型" style:family="text">
      <style:text-properties style:font-name="標楷體" style:font-name-asian="標楷體" style:font-name-complex="標楷體" fo:color="#000000" fo:font-size="11pt" style:font-size-asian="11pt" style:font-size-complex="11pt"/>
    </style:style>
    <style:style style:name="T4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6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7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8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9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0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2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4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5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6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7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1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9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0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1" style:parent-style-name="預設段落字型" style:family="text">
      <style:text-properties style:font-name="標楷體" style:font-name-asian="標楷體" style:font-name-complex="標楷體" fo:color="#000000" fo:font-size="18pt" style:font-size-asian="18pt" style:font-size-complex="18pt"/>
    </style:style>
    <style:style style:name="T22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P23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9">
      <style:graphic-properties draw:fill="none" draw:stroke="solid" svg:stroke-width="0.01042in" svg:stroke-color="#000000" draw:marker-end="a38" svg:stroke-opacity="100%" draw:stroke-linejoin="round"/>
    </style:style>
    <style:style style:family="graphic" style:name="a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">
      <style:graphic-properties draw:fill="none" draw:stroke="solid" svg:stroke-width="0.00347in" svg:stroke-color="#000000" svg:stroke-opacity="100%" draw:stroke-linejoin="round"/>
    </style:style>
    <style:style style:family="graphic" style:name="a23">
      <style:graphic-properties draw:fill="solid" draw:fill-color="#000000" draw:opacity="100%" draw:stroke="none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5">
      <style:graphic-properties draw:fill="none" draw:stroke="solid" svg:stroke-width="0.00347in" svg:stroke-color="#000000" svg:stroke-opacity="100%" draw:stroke-linejoin="round"/>
    </style:style>
    <style:style style:family="graphic" style:name="a26">
      <style:graphic-properties draw:fill="solid" draw:fill-color="#000000" draw:opacity="100%" draw:stroke="none"/>
    </style:style>
    <style:style style:family="graphic" style:name="a27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11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">
      <style:graphic-properties draw:fill="none" draw:stroke="solid" svg:stroke-width="0.00347in" svg:stroke-color="#000000" svg:stroke-opacity="100%" draw:stroke-linejoin="round"/>
    </style:style>
    <style:style style:family="graphic" style:name="a17">
      <style:graphic-properties draw:fill="solid" draw:fill-color="#000000" draw:opacity="100%" draw:stroke="none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0347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0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0347in" svg:stroke-color="#000000" svg:stroke-opacity="100%" draw:stroke-linejoin="round"/>
    </style:style>
    <style:style style:family="graphic" style:name="a41">
      <style:graphic-properties/>
    </style:style>
    <style:style style:family="graphic" style:name="a4">
      <style:graphic-properties draw:fill="solid" draw:fill-color="#000000" draw:opacity="100%" draw:stroke="none"/>
    </style:style>
    <style:style style:family="graphic" style:name="a5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true" draw:auto-grow-height="true"/>
      <style:paragraph-properties style:font-independent-line-spacing="false" style:writing-mode="tb-rl"/>
    </style:style>
    <style:style style:family="graphic" style:name="a8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1">
      <style:graphic-properties draw:fill="none" draw:stroke="solid" svg:stroke-width="0.00347in" svg:stroke-color="#000000" svg:stroke-opacity="100%" draw:stroke-linejoin="round"/>
    </style:style>
    <style:style style:family="graphic" style:name="a32">
      <style:graphic-properties draw:fill="solid" draw:fill-color="#000000" draw:opacity="100%" draw:stroke="none"/>
    </style:style>
    <style:style style:family="graphic" style:name="a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6">
      <style:graphic-properties draw:fill="none" draw:stroke="solid" svg:stroke-width="0.01042in" svg:stroke-color="#000000" draw:marker-end="a35" svg:stroke-opacity="100%" draw:stroke-linejoin="round"/>
    </style:style>
  </office:automatic-styles>
  <office:body>
    <office:text text:use-soft-page-breaks="true">
      <text:p text:style-name="P1"><draw:g draw:name="畫布 2" draw:id="id39" draw:style-name="a41" text:anchor-type="as-char"><svg:title/><svg:desc/><draw:custom-shape svg:x="4.03958in" svg:y="3.48403in" svg:width="0.875in" svg:height="0.65694in" draw:id="id0" draw:style-name="a0" draw:name="Rectangle 4"><svg:title/><svg:desc/><text:p text:style-name="內文"><text:span text:style-name="T2">退回補正</text:span></text:p><text:p text:style-name="內文"><text:span text:style-name="T3">重新申報</text:span></text:p><text:p text:style-name="內文"/><draw:enhanced-geometry draw:type="non-primitive" svg:viewBox="0 0 21600 21600" draw:enhanced-path="M 0 0 L 21600 0 21600 21600 0 21600 Z N"/></draw:custom-shape><draw:custom-shape svg:x="1.84583in" svg:y="0.81736in" svg:width="1.31528in" svg:height="0.65278in" draw:id="id1" draw:style-name="a1" draw:name="Rectangle 5"><svg:title/><svg:desc/><draw:enhanced-geometry draw:type="non-primitive" svg:viewBox="0 0 21600 21600" draw:enhanced-path="M 0 0 L 21600 0 21600 21600 0 21600 Z N"/></draw:custom-shape><draw:custom-shape svg:x="2.31667in" svg:y="1.05069in" svg:width="0.36181in" svg:height="0.25in" draw:id="id2" draw:style-name="a2" draw:name="Rectangle 6"><svg:title/><svg:desc/><text:p text:style-name="內文"><text:span text:style-name="T4">掛號</text:span></text:p><draw:enhanced-geometry draw:type="non-primitive" svg:viewBox="0 0 21600 21600" draw:enhanced-path="M 0 0 L 21600 0 21600 21600 0 21600 Z N"/></draw:custom-shape><draw:connector draw:type="line" svg:x1="2.50208in" svg:y1="1.47014in" svg:x2="2.50208in" svg:y2="2.05278in" draw:id="id3" draw:style-name="a3" draw:name="Line 7"><svg:title/><svg:desc/></draw:connector><draw:custom-shape svg:x="2.45972in" svg:y="2.04167in" svg:width="0.08542in" svg:height="0.08542in" draw:id="id4" draw:style-name="a4" draw:name="Freeform 8"><svg:title/><svg:desc/><draw:enhanced-geometry draw:type="non-primitive" svg:viewBox="0 0 123 123" draw:enhanced-path="M 123 0 L 61 123 0 0 12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"/><draw:equation draw:name="f7" draw:formula="?f4 / 123"/><draw:equation draw:name="f8" draw:formula="123 * ?f5 / 123"/><draw:equation draw:name="f9" draw:formula="0 * ?f4 / 123"/><draw:equation draw:name="f10" draw:formula="61 * ?f5 / 123"/><draw:equation draw:name="f11" draw:formula="123 * ?f4 / 123"/><draw:equation draw:name="f12" draw:formula="0 * ?f5 / 12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84583in" svg:y="2.12708in" svg:width="1.31528in" svg:height="0.65833in" draw:id="id5" draw:style-name="a5" draw:name="Rectangle 9"><svg:title/><svg:desc/><draw:enhanced-geometry draw:type="non-primitive" svg:viewBox="0 0 21600 21600" draw:enhanced-path="M 0 0 L 21600 0 21600 21600 0 21600 Z N"/></draw:custom-shape><draw:custom-shape svg:x="2.31667in" svg:y="2.3625in" svg:width="0.36181in" svg:height="0.25in" draw:id="id6" draw:style-name="a6" draw:name="Rectangle 10"><svg:title/><svg:desc/><text:p text:style-name="內文"><text:span text:style-name="T5">派件</text:span></text:p><draw:enhanced-geometry draw:type="non-primitive" svg:viewBox="0 0 21600 21600" draw:enhanced-path="M 0 0 L 21600 0 21600 21600 0 21600 Z N"/></draw:custom-shape><draw:custom-shape svg:width="0.36181in" svg:height="0.25in" draw:id="id7" draw:style-name="a7" draw:transform="translate(-0.1809in -0.125in) rotate(-1.5708) translate(1.6059in 2.45278in)" draw:name="Rectangle 11"><svg:title/><svg:desc/><text:p text:style-name="內文"><text:span text:style-name="T6">課長</text:span></text:p><draw:enhanced-geometry draw:type="non-primitive" svg:viewBox="0 0 21600 21600" draw:enhanced-path="M 0 0 L 21600 0 21600 21600 0 21600 Z N"/></draw:custom-shape><draw:custom-shape svg:x="1.84583in" svg:y="3.44097in" svg:width="1.31528in" svg:height="0.65833in" draw:id="id8" draw:style-name="a8" draw:name="Rectangle 12"><svg:title/><svg:desc/><draw:enhanced-geometry draw:type="non-primitive" svg:viewBox="0 0 21600 21600" draw:enhanced-path="M 0 0 L 21600 0 21600 21600 0 21600 Z N"/></draw:custom-shape><draw:custom-shape svg:x="2.125in" svg:y="3.625in" svg:width="0.72292in" svg:height="0.25in" draw:id="id9" draw:style-name="a9" draw:name="Rectangle 13"><svg:title/><svg:desc/><text:p text:style-name="內文"><text:span text:style-name="T7">書圖審查</text:span></text:p><draw:enhanced-geometry draw:type="non-primitive" svg:viewBox="0 0 21600 21600" draw:enhanced-path="M 0 0 L 21600 0 21600 21600 0 21600 Z N"/></draw:custom-shape><draw:custom-shape svg:width="0.54236in" svg:height="0.25in" draw:id="id10" draw:style-name="a10" draw:transform="translate(-0.27118in -0.125in) rotate(-1.5708) translate(1.61701in 3.76458in)" draw:name="Rectangle 14"><svg:title/><svg:desc/><text:p text:style-name="內文"><text:span text:style-name="T8">承辦員</text:span></text:p><draw:enhanced-geometry draw:type="non-primitive" svg:viewBox="0 0 21600 21600" draw:enhanced-path="M 0 0 L 21600 0 21600 21600 0 21600 Z N"/></draw:custom-shape><draw:custom-shape svg:x="1.84583in" svg:y="4.75833in" svg:width="1.31528in" svg:height="0.65694in" draw:id="id11" draw:style-name="a11" draw:name="Rectangle 15"><svg:title/><svg:desc/><draw:enhanced-geometry draw:type="non-primitive" svg:viewBox="0 0 21600 21600" draw:enhanced-path="M 0 0 L 21600 0 21600 21600 0 21600 Z N"/></draw:custom-shape><draw:custom-shape svg:x="2.31667in" svg:y="4.99375in" svg:width="0.36181in" svg:height="0.25in" draw:id="id12" draw:style-name="a12" draw:name="Rectangle 16"><svg:title/><svg:desc/><text:p text:style-name="內文"><text:span text:style-name="T9">決行</text:span></text:p><draw:enhanced-geometry draw:type="non-primitive" svg:viewBox="0 0 21600 21600" draw:enhanced-path="M 0 0 L 21600 0 21600 21600 0 21600 Z N"/></draw:custom-shape><draw:custom-shape svg:x="1.84583in" svg:y="6.07361in" svg:width="1.31528in" svg:height="0.65694in" draw:id="id13" draw:style-name="a13" draw:name="Rectangle 17"><svg:title/><svg:desc/><draw:enhanced-geometry draw:type="non-primitive" svg:viewBox="0 0 21600 21600" draw:enhanced-path="M 0 0 L 21600 0 21600 21600 0 21600 Z N"/></draw:custom-shape><draw:custom-shape svg:x="1.94583in" svg:y="6.19792in" svg:width="1.08403in" svg:height="0.25in" draw:id="id14" draw:style-name="a14" draw:name="Rectangle 18"><svg:title/><svg:desc/><text:p text:style-name="內文"><text:span text:style-name="T10">核發安全勘驗</text:span></text:p><draw:enhanced-geometry draw:type="non-primitive" svg:viewBox="0 0 21600 21600" draw:enhanced-path="M 0 0 L 21600 0 21600 21600 0 21600 Z N"/></draw:custom-shape><draw:custom-shape svg:x="2.03889in" svg:y="6.42083in" svg:width="0.90347in" svg:height="0.25in" draw:id="id15" draw:style-name="a15" draw:name="Rectangle 19"><svg:title/><svg:desc/><text:p text:style-name="內文"><text:span text:style-name="T11">合格證明書</text:span></text:p><draw:enhanced-geometry draw:type="non-primitive" svg:viewBox="0 0 21600 21600" draw:enhanced-path="M 0 0 L 21600 0 21600 21600 0 21600 Z N"/></draw:custom-shape><draw:connector draw:type="line" svg:x1="2.50208in" svg:y1="4.09931in" svg:x2="2.50208in" svg:y2="4.68403in" draw:id="id16" draw:style-name="a16" draw:name="Line 20"><svg:title/><svg:desc/></draw:connector><draw:custom-shape svg:x="2.45972in" svg:y="4.67292in" svg:width="0.08542in" svg:height="0.08542in" draw:id="id17" draw:style-name="a17" draw:name="Freeform 21"><svg:title/><svg:desc/><draw:enhanced-geometry draw:type="non-primitive" svg:viewBox="0 0 123 123" draw:enhanced-path="M 123 0 L 61 123 0 0 12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"/><draw:equation draw:name="f7" draw:formula="?f4 / 123"/><draw:equation draw:name="f8" draw:formula="123 * ?f5 / 123"/><draw:equation draw:name="f9" draw:formula="0 * ?f4 / 123"/><draw:equation draw:name="f10" draw:formula="61 * ?f5 / 123"/><draw:equation draw:name="f11" draw:formula="123 * ?f4 / 123"/><draw:equation draw:name="f12" draw:formula="0 * ?f5 / 12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20556in" svg:y="5.53889in" svg:width="0.18125in" svg:height="0.25in" draw:id="id18" draw:style-name="a18" draw:name="Rectangle 22"><svg:title/><svg:desc/><text:p text:style-name="內文"><text:span text:style-name="T12">符</text:span></text:p><draw:enhanced-geometry draw:type="non-primitive" svg:viewBox="0 0 21600 21600" draw:enhanced-path="M 0 0 L 21600 0 21600 21600 0 21600 Z N"/></draw:custom-shape><draw:custom-shape svg:x="2.20556in" svg:y="5.76181in" svg:width="0.18125in" svg:height="0.25in" draw:id="id19" draw:style-name="a19" draw:name="Rectangle 23"><svg:title/><svg:desc/><text:p text:style-name="內文"><text:span text:style-name="T13">合</text:span></text:p><draw:enhanced-geometry draw:type="non-primitive" svg:viewBox="0 0 21600 21600" draw:enhanced-path="M 0 0 L 21600 0 21600 21600 0 21600 Z N"/></draw:custom-shape><draw:custom-shape svg:x="2.20556in" svg:y="4.22569in" svg:width="0.18125in" svg:height="0.25in" draw:id="id20" draw:style-name="a20" draw:name="Rectangle 24"><svg:title/><svg:desc/><text:p text:style-name="內文"><text:span text:style-name="T14">符</text:span></text:p><draw:enhanced-geometry draw:type="non-primitive" svg:viewBox="0 0 21600 21600" draw:enhanced-path="M 0 0 L 21600 0 21600 21600 0 21600 Z N"/></draw:custom-shape><draw:custom-shape svg:x="2.20556in" svg:y="4.44792in" svg:width="0.18125in" svg:height="0.25in" draw:id="id21" draw:style-name="a21" draw:name="Rectangle 25"><svg:title/><svg:desc/><text:p text:style-name="內文"><text:span text:style-name="T15">合</text:span></text:p><draw:enhanced-geometry draw:type="non-primitive" svg:viewBox="0 0 21600 21600" draw:enhanced-path="M 0 0 L 21600 0 21600 21600 0 21600 Z N"/></draw:custom-shape><draw:connector draw:type="line" svg:x1="2.50208in" svg:y1="2.78542in" svg:x2="2.50208in" svg:y2="3.36667in" draw:id="id22" draw:style-name="a22" draw:name="Line 26"><svg:title/><svg:desc/></draw:connector><draw:custom-shape svg:x="2.45972in" svg:y="3.35556in" svg:width="0.08542in" svg:height="0.08542in" draw:id="id23" draw:style-name="a23" draw:name="Freeform 27"><svg:title/><svg:desc/><draw:enhanced-geometry draw:type="non-primitive" svg:viewBox="0 0 123 123" draw:enhanced-path="M 123 0 L 61 123 0 0 12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"/><draw:equation draw:name="f7" draw:formula="?f4 / 123"/><draw:equation draw:name="f8" draw:formula="123 * ?f5 / 123"/><draw:equation draw:name="f9" draw:formula="0 * ?f4 / 123"/><draw:equation draw:name="f10" draw:formula="61 * ?f5 / 123"/><draw:equation draw:name="f11" draw:formula="123 * ?f4 / 123"/><draw:equation draw:name="f12" draw:formula="0 * ?f5 / 12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6875in" svg:y="4.88403in" svg:width="0.36181in" svg:height="0.25in" draw:id="id24" draw:style-name="a24" draw:name="Rectangle 28"><svg:title/><svg:desc/><text:p text:style-name="內文"><text:span text:style-name="T16">不合</text:span></text:p><draw:enhanced-geometry draw:type="non-primitive" svg:viewBox="0 0 21600 21600" draw:enhanced-path="M 0 0 L 21600 0 21600 21600 0 21600 Z N"/></draw:custom-shape><draw:connector draw:type="line" svg:x1="2.50208in" svg:y1="5.41528in" svg:x2="2.50208in" svg:y2="5.99792in" draw:id="id25" draw:style-name="a25" draw:name="Line 29"><svg:title/><svg:desc/></draw:connector><draw:custom-shape svg:x="2.45972in" svg:y="5.98819in" svg:width="0.08542in" svg:height="0.08542in" draw:id="id26" draw:style-name="a26" draw:name="Freeform 30"><svg:title/><svg:desc/><draw:enhanced-geometry draw:type="non-primitive" svg:viewBox="0 0 123 123" draw:enhanced-path="M 123 0 L 61 123 0 0 123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"/><draw:equation draw:name="f7" draw:formula="?f4 / 123"/><draw:equation draw:name="f8" draw:formula="123 * ?f5 / 123"/><draw:equation draw:name="f9" draw:formula="0 * ?f4 / 123"/><draw:equation draw:name="f10" draw:formula="61 * ?f5 / 123"/><draw:equation draw:name="f11" draw:formula="123 * ?f4 / 123"/><draw:equation draw:name="f12" draw:formula="0 * ?f5 / 12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width="0.36181in" svg:height="0.25in" draw:id="id27" draw:style-name="a27" draw:transform="translate(-0.1809in -0.125in) rotate(-1.5708) translate(1.61701in 5.08264in)" draw:name="Rectangle 31"><svg:title/><svg:desc/><text:p text:style-name="內文"><text:span text:style-name="T17">課長</text:span></text:p><draw:enhanced-geometry draw:type="non-primitive" svg:viewBox="0 0 21600 21600" draw:enhanced-path="M 0 0 L 21600 0 21600 21600 0 21600 Z N"/></draw:custom-shape><draw:custom-shape svg:x="1.54861in" svg:y="0.82639in" svg:width="0.18125in" svg:height="0.25in" draw:id="id28" draw:style-name="a28" draw:name="Rectangle 32"><svg:title/><svg:desc/><text:p text:style-name="內文"><text:span text:style-name="T18">祕</text:span></text:p><draw:enhanced-geometry draw:type="non-primitive" svg:viewBox="0 0 21600 21600" draw:enhanced-path="M 0 0 L 21600 0 21600 21600 0 21600 Z N"/></draw:custom-shape><draw:custom-shape svg:x="1.54861in" svg:y="1.04861in" svg:width="0.18125in" svg:height="0.25in" draw:id="id29" draw:style-name="a29" draw:name="Rectangle 33"><svg:title/><svg:desc/><text:p text:style-name="內文"><text:span text:style-name="T19">書</text:span></text:p><draw:enhanced-geometry draw:type="non-primitive" svg:viewBox="0 0 21600 21600" draw:enhanced-path="M 0 0 L 21600 0 21600 21600 0 21600 Z N"/></draw:custom-shape><draw:custom-shape svg:x="1.54861in" svg:y="1.27153in" svg:width="0.18125in" svg:height="0.25in" draw:id="id30" draw:style-name="a30" draw:name="Rectangle 34"><svg:title/><svg:desc/><text:p text:style-name="內文"><text:span text:style-name="T20">室</text:span></text:p><draw:enhanced-geometry draw:type="non-primitive" svg:viewBox="0 0 21600 21600" draw:enhanced-path="M 0 0 L 21600 0 21600 21600 0 21600 Z N"/></draw:custom-shape><draw:custom-shape svg:x="3.16111in" svg:y="3.77083in" svg:width="0.80139in" svg:height="0in" draw:id="id31" draw:style-name="a31" draw:name="Freeform 35"><svg:title/><svg:desc/><draw:enhanced-geometry draw:type="non-primitive" svg:viewBox="0 0 732790 0" draw:enhanced-path="M 0 0 L 400050 0 400050 0 732790 0 N" draw:text-areas="?f8 ?f9 ?f11 ?f12" draw:glue-points="?f8 ?f9 ?f10 ?f9 ?f10 ?f9 ?f11 ?f9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2790"/><draw:equation draw:name="f7" draw:formula="?f4 / 0"/><draw:equation draw:name="f8" draw:formula="0 / ?f6"/><draw:equation draw:name="f9" draw:formula="0 / ?f7"/><draw:equation draw:name="f10" draw:formula="400050 / ?f6"/><draw:equation draw:name="f11" draw:formula="732790 / ?f6"/><draw:equation draw:name="f12" draw:formula="1 / ?f7"/></draw:enhanced-geometry></draw:custom-shape><draw:custom-shape svg:x="3.95139in" svg:y="3.72847in" svg:width="0.08542in" svg:height="0.08542in" draw:id="id32" draw:style-name="a32" draw:name="Freeform 36"><svg:title/><svg:desc/><draw:enhanced-geometry draw:type="non-primitive" svg:viewBox="0 0 123 123" draw:enhanced-path="M 0 0 L 123 61 0 123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3"/><draw:equation draw:name="f7" draw:formula="?f4 / 123"/><draw:equation draw:name="f8" draw:formula="0 * ?f5 / 123"/><draw:equation draw:name="f9" draw:formula="0 * ?f4 / 123"/><draw:equation draw:name="f10" draw:formula="123 * ?f5 / 123"/><draw:equation draw:name="f11" draw:formula="61 * ?f4 / 123"/><draw:equation draw:name="f12" draw:formula="123 * ?f4 / 123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0.875in" svg:y="0.125in" svg:width="3.25069in" svg:height="0.5in" draw:id="id33" draw:style-name="a33" draw:name="Rectangle 37"><svg:title/><svg:desc/><text:p text:style-name="內文"><text:span text:style-name="T21">機械遊樂設施檢查作業流程表</text:span></text:p><draw:enhanced-geometry draw:type="non-primitive" svg:viewBox="0 0 21600 21600" draw:enhanced-path="M 0 0 L 21600 0 21600 21600 0 21600 Z N"/></draw:custom-shape><draw:custom-shape svg:x="3.36875in" svg:y="3.56875in" svg:width="0.36181in" svg:height="0.25in" draw:id="id34" draw:style-name="a34" draw:name="Rectangle 38"><svg:title/><svg:desc/><text:p text:style-name="內文"><text:span text:style-name="T22">不合</text:span></text:p><draw:enhanced-geometry draw:type="non-primitive" svg:viewBox="0 0 21600 21600" draw:enhanced-path="M 0 0 L 21600 0 21600 21600 0 21600 Z N"/></draw:custom-shape><draw:connector draw:type="line" svg:x1="4.40069in" svg:y1="5.12014in" svg:x2="4.40139in" svg:y2="4.12014in" draw:id="id35" draw:style-name="a36" draw:name="Line 39"><svg:title/><svg:desc/></draw:connector><draw:custom-shape svg:x="1.875in" svg:y="7.25in" svg:width="1.25in" svg:height="0.375in" draw:id="id36" draw:style-name="a37" draw:name="Rectangle 40"><svg:title/><svg:desc/><text:p text:style-name="P23">結案歸檔</text:p><draw:enhanced-geometry draw:type="non-primitive" svg:viewBox="0 0 21600 21600" draw:enhanced-path="M 0 0 L 21600 0 21600 21600 0 21600 Z N"/></draw:custom-shape><draw:connector draw:type="line" svg:x1="2.50556in" svg:y1="6.74583in" svg:x2="2.50625in" svg:y2="7.24583in" draw:id="id37" draw:style-name="a39" draw:name="Line 41"><svg:title/><svg:desc/></draw:connector><draw:connector draw:type="line" svg:x1="4.41111in" svg:y1="5.12014in" svg:x2="3.16111in" svg:y2="5.12083in" draw:id="id38" draw:style-name="a40" draw:name="Line 42"><svg:title/><svg:desc/></draw:connector></draw:g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5" svg:viewBox="0 0 20 30" svg:d="m10 0-10 30h20z"/>
    <draw:marker draw:name="a38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600030</meta:initial-creator>
    <dc:creator>林茂昌</dc:creator>
    <meta:creation-date>2018-11-14T06:01:00Z</meta:creation-date>
    <dc:date>2018-11-14T06:01:00Z</dc:date>
    <meta:print-date>2018-11-14T06:0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